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6458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6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x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6,f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5x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5,f5,f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4d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table:number-columns-repeated="2" table:style-name="ce2"/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i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i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9j</text:p>
          </table:table-cell>
          <table:table-cell table:number-columns-repeated="2" table:style-name="ce2"/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m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6,f1,f2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2x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6,f3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1x</text:p>
          </table:table-cell>
          <table:table-cell table:style-name="ce2"/>
          <table:table-cell office:value-type="float" office:value="29" table:style-name="ce2">
            <text:p>29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5,f5,f4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0d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table:number-columns-repeated="2" table:style-name="ce2"/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i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i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5j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  <table:table table:name="Foglio1" table:style-name="ta2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6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x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6,f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5x</text:p>
          </table:table-cell>
          <table:table-cell office:value-type="string" table:style-name="ce2">
            <text:p>-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5,f5,f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24d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i</text:p>
          </table:table-cell>
          <table:table-cell office:value-type="string" table:style-name="ce2">
            <text:p>-</text:p>
          </table:table-cell>
          <table:table-cell office:value-type="float" office:value="7" table:style-name="ce2">
            <text:p>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m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6,f1,f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2x</text:p>
          </table:table-cell>
          <table:table-cell office:value-type="string" table:style-name="ce2">
            <text:p>-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6,f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21x</text:p>
          </table:table-cell>
          <table:table-cell office:value-type="string" table:style-name="ce2">
            <text:p>-</text:p>
          </table:table-cell>
          <table:table-cell office:value-type="float" office:value="29" table:style-name="ce2">
            <text:p>29</text:p>
          </table:table-cell>
          <table:table-cell office:value-type="float" office:value="41" table:style-name="ce2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5,f5,f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36d</text:p>
          </table:table-cell>
          <table:table-cell office:value-type="string" table:style-name="ce2">
            <text:p>-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9" table:style-name="ce2">
            <text:p>4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2i</text:p>
          </table:table-cell>
          <table:table-cell office:value-type="string" table:style-name="ce2">
            <text:p>-</text:p>
          </table:table-cell>
          <table:table-cell office:value-type="float" office:value="13" table:style-name="ce2">
            <text:p>13</text:p>
          </table:table-cell>
          <table:table-cell office:value-type="float" office:value="50" table:style-name="ce2">
            <text:p>5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i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50" table:style-name="ce2">
            <text:p>5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51" table:style-name="ce2">
            <text:p>51</text:p>
          </table:table-cell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15:57:08Z</meta:creation-date>
    <dc:date>2023-02-16T16:57:24Z</dc:date>
    <meta:editing-cycles>4</meta:editing-cycles>
    <meta:editing-duration>PT398S</meta:editing-duration>
  </office:meta>
</office:document-meta>
</file>